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304110390831719320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299964339250113342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729000275921777116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7T17:07:36.20</dc:date>
    <dc:creator>James Lombardi</dc:creator>
    <meta:editing-duration>PT15H25M12S</meta:editing-duration>
    <meta:editing-cycles>71</meta:editing-cycles>
    <meta:document-statistic meta:table-count="0" meta:image-count="0" meta:object-count="0" meta:page-count="9" meta:paragraph-count="275" meta:word-count="2864" meta:character-count="14420"/>
  </office:meta>
</office:document-meta>
</file>